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1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34.34mm"/>
    </style:style>
    <style:style style:name="co8" style:family="table-column">
      <style:table-column-properties fo:break-before="auto" style:column-width="3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7mm" svg:height="89.9mm" svg:x="31.21mm" svg:y="116.38mm">
            <loext:p draw:notify-on-update-of-ranges="Sheet1.B17:Sheet1.B17 Sheet1.B18:Sheet1.B24 Sheet1.E17:Sheet1.E17 Sheet1.E18:Sheet1.E24 Sheet1.B17:Sheet1.B17 Sheet1.B18:Sheet1.B24 Sheet1.F17:Sheet1.F17 Sheet1.F18:Sheet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7mm" svg:height="89.9mm" svg:x="200.15mm" svg:y="114.54mm">
            <loext:p draw:notify-on-update-of-ranges="Sheet1.H18:Sheet1.H24 Sheet1.K17:Sheet1.K17 Sheet1.K18:Sheet1.K24 Sheet1.H18:Sheet1.H24 Sheet1.L17:Sheet1.L17 Sheet1.L18:Sheet1.L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.04mm" svg:y="211.58mm">
            <loext:p draw:notify-on-update-of-ranges="Sheet1.G5:Sheet1.G5 Sheet1.G6:Sheet1.G13 Sheet1.H5:Sheet1.H5 Sheet1.H6:Sheet1.H13 Sheet1.I5:Sheet1.I5 Sheet1.I6:Sheet1.I13 Sheet1.G6:Sheet1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GPU: </text:p>
          </table:table-cell>
          <table:table-cell office:value-type="string" calcext:value-type="string">
            <text:p>AMD Radeon R9 200 Series (2GB GDDR5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umber of triangles</text:p>
          </table:table-cell>
          <table:table-cell office:value-type="string" calcext:value-type="string">
            <text:p>Time with effects (ms)</text:p>
          </table:table-cell>
          <table:table-cell office:value-type="string" calcext:value-type="string">
            <text:p>Time without effects (ms)</text:p>
          </table:table-cell>
          <table:table-cell/>
          <table:table-cell office:value-type="string" calcext:value-type="string">
            <text:p>Number of objects</text:p>
          </table:table-cell>
          <table:table-cell office:value-type="string" calcext:value-type="string">
            <text:p>Time with effects (ms)</text:p>
          </table:table-cell>
          <table:table-cell office:value-type="string" calcext:value-type="string">
            <text:p>Time without effects (ms)</text:p>
          </table:table-cell>
        </table:table-row>
        <table:table-row table:style-name="ro1">
          <table:table-cell/>
          <table:table-cell office:value-type="string" calcext:value-type="string">
            <text:p>100 bunnies (6M tris), vp: 2048x2048, textures:2048x204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far (ms)</text:p>
          </table:table-cell>
          <table:table-cell office:value-type="string" calcext:value-type="string">
            <text:p>Time close (ms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31.5 m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30 m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1.2" calcext:value-type="float">
            <text:p>11.2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.2" calcext:value-type="float">
            <text:p>11.2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office:value-type="float" office:value="11.3" calcext:value-type="float">
            <text:p>11.3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.5" calcext:value-type="float">
            <text:p>11.5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1 bench (360 tris), textures:2048x2048, 4096x4096</text:p>
          </table:table-cell>
          <table:table-cell table:number-columns-repeated="5"/>
          <table:table-cell office:value-type="string" calcext:value-type="string">
            <text:p>1 bench (360 tris), textures:2048x2048, 1920x1080 (1080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lights</text:p>
          </table:table-cell>
          <table:table-cell office:value-type="string" calcext:value-type="string">
            <text:p>All time ms</text:p>
          </table:table-cell>
          <table:table-cell office:value-type="string" calcext:value-type="string">
            <text:p>None time ms</text:p>
          </table:table-cell>
          <table:table-cell office:value-type="string" calcext:value-type="string">
            <text:p>Time with effects (ms)</text:p>
          </table:table-cell>
          <table:table-cell table:style-name="ce2" office:value-type="string" calcext:value-type="string">
            <text:p>Time without effects (ms)</text:p>
          </table:table-cell>
          <table:table-cell/>
          <table:table-cell office:value-type="string" calcext:value-type="string">
            <text:p>Number of lights</text:p>
          </table:table-cell>
          <table:table-cell office:value-type="string" calcext:value-type="string">
            <text:p>All time ms</text:p>
          </table:table-cell>
          <table:table-cell office:value-type="string" calcext:value-type="string">
            <text:p>None time ms</text:p>
          </table:table-cell>
          <table:table-cell office:value-type="string" calcext:value-type="string">
            <text:p>Time with effects (ms)</text:p>
          </table:table-cell>
          <table:table-cell table:style-name="ce2" office:value-type="string" calcext:value-type="string">
            <text:p>Time without effects (m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style-name="ce1" table:formula="of:=[.C18]" office:value-type="float" office:value="11" calcext:value-type="float">
            <text:p>11</text:p>
          </table:table-cell>
          <table:table-cell table:style-name="ce1" table:formula="of:=[.D18]" office:value-type="float" office:value="9.8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18]" office:value-type="float" office:value="6.5" calcext:value-type="float">
            <text:p>7</text:p>
          </table:table-cell>
          <table:table-cell table:style-name="ce1" table:formula="of:=[.J18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.45" calcext:value-type="float">
            <text:p>14.45</text:p>
          </table:table-cell>
          <table:table-cell office:value-type="float" office:value="12.5" calcext:value-type="float">
            <text:p>12.5</text:p>
          </table:table-cell>
          <table:table-cell table:style-name="ce1" table:formula="of:=[.C19]" office:value-type="float" office:value="14.45" calcext:value-type="float">
            <text:p>14</text:p>
          </table:table-cell>
          <table:table-cell table:style-name="ce1" table:formula="of:=[.D19]" office:value-type="float" office:value="12.5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19]" office:value-type="float" office:value="6.5" calcext:value-type="float">
            <text:p>7</text:p>
          </table:table-cell>
          <table:table-cell table:style-name="ce1" table:formula="of:=[.J19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45" calcext:value-type="float">
            <text:p>23.45</text:p>
          </table:table-cell>
          <table:table-cell office:value-type="float" office:value="20.1" calcext:value-type="float">
            <text:p>20.1</text:p>
          </table:table-cell>
          <table:table-cell table:style-name="ce1" table:formula="of:=[.C20]" office:value-type="float" office:value="23.45" calcext:value-type="float">
            <text:p>23</text:p>
          </table:table-cell>
          <table:table-cell table:style-name="ce1" table:formula="of:=[.D20]" office:value-type="float" office:value="20.1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20]" office:value-type="float" office:value="6.5" calcext:value-type="float">
            <text:p>7</text:p>
          </table:table-cell>
          <table:table-cell table:style-name="ce1" table:formula="of:=[.J20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31.08" calcext:value-type="float">
            <text:p>31.08</text:p>
          </table:table-cell>
          <table:table-cell table:style-name="ce1" table:formula="of:=[.C21]" office:value-type="float" office:value="36.5" calcext:value-type="float">
            <text:p>37</text:p>
          </table:table-cell>
          <table:table-cell table:style-name="ce1" table:formula="of:=[.D21]" office:value-type="float" office:value="31.08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.6" calcext:value-type="float">
            <text:p>6.6</text:p>
          </table:table-cell>
          <table:table-cell table:style-name="ce1" table:formula="of:=[.I21]" office:value-type="float" office:value="6.6" calcext:value-type="float">
            <text:p>7</text:p>
          </table:table-cell>
          <table:table-cell table:style-name="ce1" table:formula="of:=[.J21]" office:value-type="float" office:value="6.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8.9" calcext:value-type="float">
            <text:p>38.9</text:p>
          </table:table-cell>
          <table:table-cell table:style-name="ce1" table:formula="of:=[.C22]" office:value-type="float" office:value="46" calcext:value-type="float">
            <text:p>46</text:p>
          </table:table-cell>
          <table:table-cell table:style-name="ce1" table:formula="of:=[.D22]" office:value-type="float" office:value="38.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8" calcext:value-type="float">
            <text:p>7.8</text:p>
          </table:table-cell>
          <table:table-cell office:value-type="float" office:value="6.6" calcext:value-type="float">
            <text:p>6.6</text:p>
          </table:table-cell>
          <table:table-cell table:style-name="ce1" table:formula="of:=[.I22]" office:value-type="float" office:value="7.8" calcext:value-type="float">
            <text:p>8</text:p>
          </table:table-cell>
          <table:table-cell table:style-name="ce1" table:formula="of:=[.J22]" office:value-type="float" office:value="6.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.6" calcext:value-type="float">
            <text:p>57.6</text:p>
          </table:table-cell>
          <table:table-cell office:value-type="float" office:value="48.5" calcext:value-type="float">
            <text:p>48.5</text:p>
          </table:table-cell>
          <table:table-cell table:style-name="ce1" table:formula="of:=[.C23]" office:value-type="float" office:value="57.6" calcext:value-type="float">
            <text:p>58</text:p>
          </table:table-cell>
          <table:table-cell table:style-name="ce1" table:formula="of:=[.D23]" office:value-type="float" office:value="48.5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table:style-name="ce1" table:formula="of:=[.I23]" office:value-type="float" office:value="9.9" calcext:value-type="float">
            <text:p>10</text:p>
          </table:table-cell>
          <table:table-cell table:style-name="ce1" table:formula="of:=[.J23]" office:value-type="float" office:value="7.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4.5" calcext:value-type="float">
            <text:p>54.5</text:p>
          </table:table-cell>
          <table:table-cell table:style-name="ce1" table:formula="of:=[.C24]" office:value-type="float" office:value="65" calcext:value-type="float">
            <text:p>65</text:p>
          </table:table-cell>
          <table:table-cell table:style-name="ce1" table:formula="of:=[.D24]" office:value-type="float" office:value="54.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.2" calcext:value-type="float">
            <text:p>12.2</text:p>
          </table:table-cell>
          <table:table-cell office:value-type="float" office:value="9.5" calcext:value-type="float">
            <text:p>9.5</text:p>
          </table:table-cell>
          <table:table-cell table:style-name="ce1" table:formula="of:=[.I24]" office:value-type="float" office:value="12.2" calcext:value-type="float">
            <text:p>12</text:p>
          </table:table-cell>
          <table:table-cell table:style-name="ce1" table:formula="of:=[.J24]" office:value-type="float" office:value="9.5" calcext:value-type="float">
            <text:p>1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 table:number-rows-repeated="6">
          <table:table-cell table:number-columns-repeated="4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07:16.367231205</meta:creation-date>
    <dc:date>2019-05-11T10:08:16.099301778</dc:date>
    <meta:editing-duration>P2DT11H51M41S</meta:editing-duration>
    <meta:editing-cycles>8</meta:editing-cycles>
    <meta:generator>LibreOffice/5.2.7.2$Linux_X86_64 LibreOffice_project/20m0$Build-2</meta:generator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1.968cm" svg:y="0.314cm" chart:style-name="ch2">
          <text:p>Time with and without effects, depending on number of lights
Screen size: 4096x4096</text:p>
        </chart:title>
        <chart:legend chart:legend-position="end" svg:x="10.981cm" svg:y="3.948cm" style:legend-expansion="high" chart:style-name="ch3"/>
        <chart:plot-area chart:style-name="ch4" table:cell-range-address="Sheet1.B17:Sheet1.B24 Sheet1.E17:Sheet1.F24" chart:data-source-has-labels="row" svg:x="1.331cm" svg:y="1.776cm" svg:width="9.15cm" svg:height="6.055cm">
          <chartooo:coordinate-region svg:x="1.952cm" svg:y="1.975cm" svg:width="8.343cm" svg:height="5.209cm"/>
          <chart:axis chart:dimension="x" chart:name="primary-x" chart:style-name="ch5">
            <chart:title svg:x="4.023cm" svg:y="8.01cm" chart:style-name="ch6">
              <text:p>Number of lights in scene</text:p>
            </chart:title>
          </chart:axis>
          <chart:axis chart:dimension="y" chart:name="primary-y" chart:style-name="ch7">
            <chart:title svg:x="0.451cm" svg:y="6.289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E18:Sheet1.E24" chart:label-cell-address="Sheet1.E17:Sheet1.E17" chart:class="chart:scatter">
            <chart:domain table:cell-range-address="Sheet1.B18:Sheet1.B24"/>
            <chart:data-point chart:repeated="7"/>
          </chart:series>
          <chart:series chart:style-name="ch11" chart:values-cell-range-address="Sheet1.F18:Sheet1.F24" chart:label-cell-address="Sheet1.F17:Sheet1.F17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with effects (ms)</text:p>
                <draw:g>
                  <svg:desc>Sheet1.E17:Sheet1.E17</svg:desc>
                </draw:g>
              </table:table-cell>
              <table:table-cell office:value-type="string">
                <text:p>Time without effects (ms)</text:p>
                <draw:g>
                  <svg:desc>Sheet1.F17:Sheet1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8:Sheet1.B24</svg:desc>
                </draw:g>
              </table:table-cell>
              <table:table-cell office:value-type="float" office:value="11">
                <text:p>11</text:p>
                <draw:g>
                  <svg:desc>Sheet1.E18:Sheet1.E24</svg:desc>
                </draw:g>
              </table:table-cell>
              <table:table-cell office:value-type="float" office:value="9.8">
                <text:p>9.8</text:p>
                <draw:g>
                  <svg:desc>Sheet1.F18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45">
                <text:p>14.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.45">
                <text:p>23.4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6.5">
                <text:p>36.5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7.6">
                <text:p>57.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54.5">
                <text:p>5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1.968cm" svg:y="0.314cm" chart:style-name="ch2">
          <text:p>Time with and without effects, depending on number of lights
Screen size: 1920x1080</text:p>
        </chart:title>
        <chart:legend chart:legend-position="end" svg:x="10.981cm" svg:y="4.248cm" style:legend-expansion="high" chart:style-name="ch3"/>
        <chart:plot-area chart:style-name="ch4" table:cell-range-address="Sheet1.H18:Sheet1.H24 Sheet1.K17:Sheet1.L24" chart:data-source-has-labels="row" svg:x="1.331cm" svg:y="1.776cm" svg:width="9.15cm" svg:height="6.055cm">
          <chartooo:coordinate-region svg:x="1.952cm" svg:y="1.975cm" svg:width="8.343cm" svg:height="5.209cm"/>
          <chart:axis chart:dimension="x" chart:name="primary-x" chart:style-name="ch5">
            <chart:title svg:x="4.023cm" svg:y="8.01cm" chart:style-name="ch6">
              <text:p>Number of lights in scene</text:p>
            </chart:title>
          </chart:axis>
          <chart:axis chart:dimension="y" chart:name="primary-y" chart:style-name="ch7">
            <chart:title svg:x="0.451cm" svg:y="6.289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K18:Sheet1.K24" chart:label-cell-address="Sheet1.K17:Sheet1.K17" chart:class="chart:scatter">
            <chart:domain table:cell-range-address="Sheet1.H18:Sheet1.H24"/>
            <chart:data-point chart:repeated="7"/>
          </chart:series>
          <chart:series chart:style-name="ch11" chart:values-cell-range-address="Sheet1.L18:Sheet1.L24" chart:label-cell-address="Sheet1.L17:Sheet1.L17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ime with effects (ms)</text:p>
                <draw:g>
                  <svg:desc>Sheet1.K17:Sheet1.K17</svg:desc>
                </draw:g>
              </table:table-cell>
              <table:table-cell office:value-type="string">
                <text:p>Time without effects (ms)</text:p>
                <draw:g>
                  <svg:desc>Sheet1.L17:Sheet1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18:Sheet1.H24</svg:desc>
                </draw:g>
              </table:table-cell>
              <table:table-cell office:value-type="float" office:value="6.5">
                <text:p>6.5</text:p>
                <draw:g>
                  <svg:desc>Sheet1.K18:Sheet1.K24</svg:desc>
                </draw:g>
              </table:table-cell>
              <table:table-cell office:value-type="float" office:value="6.5">
                <text:p>6.5</text:p>
                <draw:g>
                  <svg:desc>Sheet1.L18:Sheet1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.8">
                <text:p>7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2.2">
                <text:p>12.2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46cm" svg:y="0.315cm" chart:style-name="ch2">
          <text:p>Time with and without effects, depending on number of triangles
Screen size: 4096x4096</text:p>
        </chart:title>
        <chart:legend chart:legend-position="end" svg:x="10.793cm" svg:y="3.952cm" style:legend-expansion="high" chart:style-name="ch3"/>
        <chart:plot-area chart:style-name="ch4" table:cell-range-address="Sheet1.G5:Sheet1.I13" chart:data-source-has-labels="row" svg:x="1.331cm" svg:y="1.778cm" svg:width="9.142cm" svg:height="6.061cm">
          <chartooo:coordinate-region svg:x="1.767cm" svg:y="1.978cm" svg:width="8.056cm" svg:height="5.214cm"/>
          <chart:axis chart:dimension="x" chart:name="primary-x" chart:style-name="ch5">
            <chart:title svg:x="4.429cm" svg:y="8.019cm" chart:style-name="ch6">
              <text:p>Number of triangles</text:p>
            </chart:title>
          </chart:axis>
          <chart:axis chart:dimension="y" chart:name="primary-y" chart:style-name="ch7">
            <chart:title svg:x="0.451cm" svg:y="6.294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H6:Sheet1.H13" chart:label-cell-address="Sheet1.H5:Sheet1.H5" chart:class="chart:scatter">
            <chart:domain table:cell-range-address="Sheet1.G6:Sheet1.G13"/>
            <chart:data-point chart:repeated="8"/>
          </chart:series>
          <chart:series chart:style-name="ch11" chart:values-cell-range-address="Sheet1.I6:Sheet1.I13" chart:label-cell-address="Sheet1.I5:Sheet1.I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 with effects (ms)</text:p>
                <draw:g>
                  <svg:desc>Sheet1.H5:Sheet1.H5</svg:desc>
                </draw:g>
              </table:table-cell>
              <table:table-cell office:value-type="string">
                <text:p>Time without effects (ms)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G6:Sheet1.G13</svg:desc>
                </draw:g>
              </table:table-cell>
              <table:table-cell office:value-type="float" office:value="11.1">
                <text:p>11.1</text:p>
                <draw:g>
                  <svg:desc>Sheet1.H6:Sheet1.H13</svg:desc>
                </draw:g>
              </table:table-cell>
              <table:table-cell office:value-type="float" office:value="9.8">
                <text:p>9.8</text:p>
                <draw:g>
                  <svg:desc>Sheet1.I6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1.1">
                <text:p>1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">
                <text:p>1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1.2">
                <text:p>11.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1.1">
                <text:p>1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1.3">
                <text:p>11.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1.3">
                <text:p>11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1.5">
                <text:p>11.5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